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ans_20_interligne">
      <style:paragraph-properties fo:text-align="justify" style:justify-single-word="false"/>
      <style:text-properties fo:language="fr" fo:country="FR"/>
    </style:style>
    <style:style style:name="P2" style:family="paragraph" style:parent-style-name="Sans_20_interligne">
      <style:paragraph-properties fo:text-align="justify" style:justify-single-word="false">
        <style:tab-stops>
          <style:tab-stop style:position="3.5437in"/>
        </style:tab-stops>
      </style:paragraph-properties>
      <style:text-properties fo:language="fr" fo:country="FR"/>
    </style:style>
    <style:style style:name="P3" style:family="paragraph" style:parent-style-name="Sans_20_interligne">
      <style:paragraph-properties fo:text-align="justify" style:justify-single-word="false">
        <style:tab-stops>
          <style:tab-stop style:position="3.4457in"/>
        </style:tab-stops>
      </style:paragraph-properties>
      <style:text-properties fo:language="fr" fo:country="FR"/>
    </style:style>
    <style:style style:name="P4" style:family="paragraph" style:parent-style-name="Sans_20_interligne">
      <style:paragraph-properties fo:text-align="justify" style:justify-single-word="false"/>
      <style:text-properties fo:language="fr" fo:country="FR" style:text-underline-style="solid" style:text-underline-width="auto" style:text-underline-color="font-color" style:text-underline-mode="continuous" style:text-overline-mode="continuous" style:text-line-through-mode="continuous"/>
    </style:style>
    <style:style style:name="P5" style:family="paragraph" style:parent-style-name="Sans_20_interligne">
      <style:paragraph-properties fo:text-align="justify" style:justify-single-word="false"/>
    </style:style>
    <style:style style:name="P6" style:family="paragraph" style:parent-style-name="Sans_20_interligne">
      <style:paragraph-properties fo:text-align="justify" style:justify-single-word="false">
        <style:tab-stops>
          <style:tab-stop style:position="3.5437in"/>
        </style:tab-stops>
      </style:paragraph-properties>
    </style:style>
    <style:style style:name="P7" style:family="paragraph" style:parent-style-name="Sans_20_interligne">
      <style:paragraph-properties fo:margin-left="0in" fo:margin-right="0in" fo:text-align="justify" style:justify-single-word="false" fo:text-indent="0.4925in" style:auto-text-indent="false"/>
    </style:style>
    <style:style style:name="P8" style:family="paragraph" style:parent-style-name="Sans_20_interligne">
      <style:paragraph-properties fo:margin-left="0in" fo:margin-right="0in" fo:text-align="justify" style:justify-single-word="false" fo:text-indent="0.4925in" style:auto-text-indent="false"/>
      <style:text-properties fo:language="fr" fo:country="FR"/>
    </style:style>
    <style:style style:name="P9" style:family="paragraph" style:parent-style-name="Sans_20_interligne">
      <style:paragraph-properties fo:margin-left="3.4465in" fo:margin-right="0in" fo:text-align="justify" style:justify-single-word="false" fo:text-indent="0in" style:auto-text-indent="false">
        <style:tab-stops>
          <style:tab-stop style:position="0.0972in"/>
        </style:tab-stops>
      </style:paragraph-properties>
    </style:style>
    <style:style style:name="P10" style:family="paragraph" style:parent-style-name="Sans_20_interligne" style:master-page-name="MP0">
      <style:paragraph-properties fo:text-align="justify" style:justify-single-word="false" style:page-number="auto" fo:break-before="page"/>
      <style:text-properties fo:language="fr" fo:country="FR"/>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style:style>
    <style:style style:name="T3" style:family="text">
      <style:text-properties fo:language="fr" fo:country="FR" style:text-underline-style="none"/>
    </style:style>
    <style:style style:name="T4" style:family="text">
      <style:text-properties fo:color="#ff0000" fo:language="fr" fo:country="FR"/>
    </style:style>
    <style:style style:name="T5" style:family="text">
      <style:text-properties fo:color="#ff0000" fo:language="fr" fo:country="FR"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enjamin HADDAD</text:p>
      <text:p text:style-name="P1">46 rues des laitières</text:p>
      <text:p text:style-name="P1">94300 Vincennes</text:p>
      <text:p text:style-name="P5"><text:a xlink:type="simple" xlink:href="mailto:Benjamin.haddad@epitech.eu" office:target-frame-name="_top" xlink:show="replace"><text:span text:style-name="Lien_20_hypertexte"><text:span text:style-name="T1">Benjamin.haddad@epitech.eu</text:span></text:span></text:a><text:span text:style-name="Police_20_par_20_défaut"><text:span text:style-name="T1"> </text:span></text:span></text:p>
      <text:p text:style-name="P6"><text:span text:style-name="Police_20_par_20_défaut"><text:span text:style-name="T4"><text:tab/></text:span></text:span><text:span text:style-name="Police_20_par_20_défaut"><text:span text:style-name="T5">NOM DU CORRESPONDANT</text:span></text:span></text:p>
      <text:p text:style-name="P6"><text:span text:style-name="Police_20_par_20_défaut"><text:span text:style-name="T4"><text:tab/></text:span></text:span><text:span text:style-name="Police_20_par_20_défaut"><text:span text:style-name="T5">SERVICE DE L’ENTREPRISE</text:span></text:span></text:p>
      <text:p text:style-name="P6"><text:span text:style-name="Police_20_par_20_défaut"><text:span text:style-name="T4"><text:tab/></text:span></text:span><text:span text:style-name="Police_20_par_20_défaut"><text:span text:style-name="T5">NOM DE L’ENTREPRISE</text:span></text:span></text:p>
      <text:p text:style-name="P2"/>
      <text:p text:style-name="P6"><text:span text:style-name="Police_20_par_20_défaut"><text:span text:style-name="T1"><text:tab/></text:span></text:span><text:span text:style-name="Police_20_par_20_défaut"><text:span text:style-name="T5">Ville, Date,</text:span></text:span></text:p>
      <text:p text:style-name="P2"/>
      <text:p text:style-name="P2"/>
      <text:p text:style-name="P2"/>
      <text:p text:style-name="P4">Objet : Stage en informatique</text:p>
      <text:p text:style-name="P1">Pièce-jointe : 1 curriculum vitae CV</text:p>
      <text:p text:style-name="P1"/>
      <text:p text:style-name="P1"/>
      <text:p text:style-name="P1">Madame, Monsieur,</text:p>
      <text:p text:style-name="P3"/>
      <text:p text:style-name="P7"><text:span text:style-name="Police_20_par_20_défaut"><text:span text:style-name="T1">Actuellement étudiant en 1ère année de programmation informatique à Epitech, je sollicite votre attention pour faire un stage dans votre entreprise d'une durée de 4 mois qui </text:span></text:span><text:span text:style-name="Police_20_par_20_défaut"><text:span text:style-name="T3">débuteront </text:span></text:span><text:span text:style-name="Police_20_par_20_défaut"><text:span text:style-name="T1">mi-août dans un des domaines suivant: game programmeur, développeur de logiciel, sécurité informatique, création de site web et développement. J'ai choisi votre entreprise car elle est parfaitement adaptée à ce que je recherche, par son activité qui est “</text:span></text:span><text:span text:style-name="Police_20_par_20_défaut"><text:span text:style-name="T5">TYPE D’ACTIVITE</text:span></text:span><text:span text:style-name="Police_20_par_20_défaut"><text:span text:style-name="T1">”.</text:span></text:span></text:p>
      <text:p text:style-name="P1"/>
      <text:p text:style-name="P1"><text:tab/>Grâce à Epitech, j'ai développé une adaptation à toute épreuve ainsi qu'une rapidité d'auto-formation. A force d’apprentissage, j’ai appris à coder dans plusieurs langages de programmation qui sont le C, le PHP et le JavaScript. D’autre part-je manie aussi toute la suite office. </text:p>
      <text:p text:style-name="P1"/>
      <text:p text:style-name="P8">Passionné d’informatique depuis mon plus jeune âge, j’ai pour projet de créer plus tard mon propre jeu vidéo. Durant cette dernière année j’ai écrit 400 pages sur mes idées principales ce qui m’a permis de développer ma vitesse de frappe ainsi que mon rédactionnel. Décidé à réussir dans cette voie professionnelle j’ai commencé à faire des vidéos ce qui m'a permis d'obtenir 6 600 000 vues sur youtube et d’être suivi par 3 500 fans. Je suis disponible si vous le souhaitez pour vous montrer ce que j'ai réalisé sous Unity(Editeur de jeux vidéo) en l’espace de 2 jours.</text:p>
      <text:p text:style-name="P1"/>
      <text:p text:style-name="P8">Je suis quelqu’un d’obstiné qui n'a pas peur de faire des journées pleines, en effet je tiens ce rythme depuis le début de mon année à Epitech car je compte bien réussir dans cet établissemen. Etant une personne à l’écoute, je profite de tout ce que l’on me dit pour en tenir compte afin d’évoluer et de mieux m’investir dans mon apprentissage. Enfin je passe mon temps libre à me perfectionner en C et pour accroître mes compétences dans d’autres langages de programmation pour savoir comment m’y prendre pour réaliser mes objectifs.</text:p>
      <text:p text:style-name="P1"/>
      <text:p text:style-name="P1"><text:tab/>Dans l'attente de vous rencontrer, je vous prie d'agréer, Madame, Monsieur, l'expression de mes salutations distinguées.</text:p>
      <text:p text:style-name="P9"><text:span text:style-name="Police_20_par_20_défaut"><text:span text:style-name="T1"><text:line-break/></text:span></text:span>HADDAD Benjami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ans_20_interligne" style:display-name="Sans interligne" style:family="paragraph">
      <style:paragraph-properties fo:hyphenation-ladder-count="no-limit"/>
      <style:text-properties style:font-name-complex="Mangal" style:font-size-complex="10.5pt" fo:hyphenate="false"/>
    </style:style>
    <style:style style:name="Police_20_par_20_défaut" style:display-name="Police par défaut" style:family="text"/>
    <style:style style:name="Numbering_20_Symbols" style:display-name="Numbering Symbols"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505</meta:generator>
    <meta:initial-creator>BLooDBuRNiNG</meta:initial-creator>
    <meta:creation-date>2013-02-02T11:20:00Z</meta:creation-date>
    <dc:date>2013-02-18T11:36:57</dc:date>
    <meta:editing-cycles>13</meta:editing-cycles>
    <meta:editing-duration>PT47M43S</meta:editing-duration>
    <meta:document-statistic meta:table-count="0" meta:image-count="0" meta:object-count="0" meta:page-count="1" meta:paragraph-count="17" meta:word-count="354" meta:character-count="2218" meta:non-whitespace-character-count="1873"/>
    <meta:template xlink:type="simple" xlink:actuate="onRequest" xlink:title="" xlink:href="../Lettre%20de%20motivation.odt/Normal"/>
  </office:meta>
</office:document-meta>
</file>